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justify"/>
    </style:style>
    <style:style style:name="P3" style:parent-style-name="Normalny" style:family="paragraph">
      <style:paragraph-properties fo:text-align="justify"/>
    </style:style>
    <style:style style:name="P4" style:parent-style-name="Normalny" style:family="paragraph">
      <style:paragraph-properties fo:text-align="justify"/>
    </style:style>
    <style:style style:name="P5" style:parent-style-name="Normalny" style:family="paragraph">
      <style:paragraph-properties fo:text-align="justify"/>
    </style:style>
    <style:style style:name="P6" style:parent-style-name="Normalny" style:family="paragraph">
      <style:paragraph-properties fo:text-align="justify"/>
    </style:style>
    <style:style style:name="P7" style:parent-style-name="Normalny" style:family="paragraph">
      <style:paragraph-properties fo:text-align="justify"/>
    </style:style>
    <style:style style:name="P8" style:parent-style-name="Normalny" style:family="paragraph">
      <style:paragraph-properties fo:text-align="justify"/>
    </style:style>
    <style:style style:name="P9" style:parent-style-name="Normalny" style:family="paragraph">
      <style:paragraph-properties fo:text-align="justify"/>
    </style:style>
    <style:style style:name="P10" style:parent-style-name="Normalny" style:family="paragraph">
      <style:paragraph-properties fo:text-align="justify"/>
    </style:style>
    <style:style style:name="P11" style:parent-style-name="Normalny" style:family="paragraph">
      <style:paragraph-properties fo:text-align="justify"/>
    </style:style>
    <style:style style:name="P12" style:parent-style-name="Normalny" style:family="paragraph">
      <style:paragraph-properties fo:text-align="justify"/>
    </style:style>
    <style:style style:name="P13" style:parent-style-name="Normalny" style:family="paragraph">
      <style:paragraph-properties fo:text-align="justify"/>
    </style:style>
    <style:style style:name="P14" style:parent-style-name="Normalny" style:family="paragraph">
      <style:paragraph-properties fo:text-align="justify"/>
    </style:style>
    <style:style style:name="P15" style:parent-style-name="Normalny" style:family="paragraph">
      <style:paragraph-properties fo:text-align="justify"/>
    </style:style>
    <style:style style:name="P16" style:parent-style-name="Normalny" style:family="paragraph">
      <style:paragraph-properties fo:text-align="justify"/>
    </style:style>
    <style:style style:name="P17" style:parent-style-name="Normalny" style:family="paragraph">
      <style:paragraph-properties fo:text-align="justify"/>
    </style:style>
    <style:style style:name="P18" style:parent-style-name="Normalny" style:family="paragraph">
      <style:paragraph-properties fo:text-align="justify"/>
    </style:style>
    <style:style style:name="P19" style:parent-style-name="Normalny" style:family="paragraph">
      <style:paragraph-properties fo:text-align="justify"/>
    </style:style>
    <style:style style:name="P20" style:parent-style-name="Normalny" style:family="paragraph">
      <style:paragraph-properties fo:text-align="justify"/>
    </style:style>
    <style:style style:name="P21" style:parent-style-name="Normalny" style:family="paragraph">
      <style:paragraph-properties fo:text-align="justify"/>
    </style:style>
    <style:style style:name="P22" style:parent-style-name="Normalny" style:family="paragraph">
      <style:paragraph-properties fo:text-align="justify"/>
    </style:style>
  </office:automatic-styles>
  <office:body>
    <office:text text:use-soft-page-breaks="true">
      <text:p text:style-name="P1">Bazy danych 03.01.2024</text:p>
      <text:p text:style-name="P2">Zadanie 1</text:p>
      <text:p text:style-name="P3">A)</text:p>
      <text:p text:style-name="P4">Gdy istnieje klucz główny:</text:p>
      <text:p text:style-name="P5">Czas wykonania – 0,001s<text:s/></text:p>
      <text:p text:style-name="P6">Koszt operacji I/O –<text:s/>0,003125</text:p>
      <text:p text:style-name="P7">Koszt CPU –<text:s/>0,0001581</text:p>
      <text:p text:style-name="P8">Ilość wierszy - <text:s/>1</text:p>
      <text:p text:style-name="P9">Gdy usuniemy klucz główny:</text:p>
      <text:p text:style-name="P10">Czas wykonania – 0,000s</text:p>
      <text:p text:style-name="P11">Koszt operacji I/O –<text:s/>1,0735</text:p>
      <text:p text:style-name="P12">Koszt CPU –<text:s/>0,133606</text:p>
      <text:p text:style-name="P13">Ilość wierszy - <text:s/>1</text:p>
      <text:p text:style-name="P14">Różnice mogą wynikać z organizacji danych w tabeli. Gdy tabela posiada klucz główny, dane są zorganizowane w indeksie skupionym, który pozwala na szybki dostęp do wierszy za pomocą klucza. Kiedy klucz główny jest usunięty, tabela staje się stertą i dostęp do danych wymaga pełnego przeszukania tabeli, co zwiększa koszty I\O i CPU.</text:p>
      <text:p text:style-name="P15">B)</text:p>
      <text:p text:style-name="P16">Gdy istnieje klucz główny:</text:p>
      <text:p text:style-name="P17">W planie wykonania zapytania zmienia się ilość wierszy na 13, czas wykonania wzrasta do<text:s/>36.033s, koszt I/O to 0 oraz koszt CPU równa się 0,47092.<text:s/></text:p>
      <text:p text:style-name="P18">Gdy usuniemy klucz główny</text:p>
      <text:p text:style-name="P19">W planie wykonania zapytania zmienia się ilość wierszy na 13, czas wykonania wzrasta do 0.054s, koszt I/O to<text:s/>1,0735<text:s/>oraz koszt CPU równa się<text:s/>0,133606.<text:s/></text:p>
      <text:p text:style-name="P20">Zadanie 2</text:p>
      <text:p text:style-name="P21">Po stworzeniu indeksu czas wykonania jest krótszy, a CPU i <text:s/>I/O zmniejszyły się. <text:s/></text:p>
      <text:p text:style-name="P22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liwia Wołos</meta:initial-creator>
    <dc:creator>Oliwia Wołos</dc:creator>
    <meta:creation-date>2024-01-03T15:30:00Z</meta:creation-date>
    <dc:date>2024-01-03T16:45:00Z</dc:date>
    <meta:template xlink:href="Normal" xlink:type="simple"/>
    <meta:editing-cycles>1</meta:editing-cycles>
    <meta:editing-duration>PT4500S</meta:editing-duration>
    <meta:document-statistic meta:page-count="1" meta:paragraph-count="2" meta:word-count="151" meta:character-count="1058" meta:row-count="7" meta:non-whitespace-character-count="909"/>
  </office:meta>
</office:document-meta>
</file>